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co1" style:family="table-column">
      <style:table-column-properties style:column-width="3.653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5pt" style:font-size-asian="18pt" style:font-size-complex="18pt"/>
    </style:style>
    <style:style style:name="ce4" style:family="table-cell">
      <style:paragraph-properties fo:text-align="center"/>
      <style:text-properties fo:font-size="15pt" fo:background-color="transparent" style:font-size-asian="15pt" style:font-size-complex="15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font-size="15pt" fo:background-color="transparent" style:font-size-asian="15pt" style:font-size-complex="15pt"/>
    </style:style>
    <style:style style:name="ce6" style:family="table-cell">
      <style:paragraph-properties fo:text-align="center" fo:border-left="0.03pt solid #ffffff" fo:border-right="none" fo:border-top="0.03pt solid #ffffff" fo:border-bottom="0.03pt solid #ffffff"/>
      <style:text-properties fo:font-size="15pt" fo:background-color="transparent" style:font-size-asian="15pt" style:font-size-complex="15pt"/>
    </style:style>
    <style:style style:name="ce7" style:family="table-cell">
      <loext:graphic-properties draw:fill="solid" draw:fill-color="#cccccc"/>
      <style:paragraph-properties fo:text-align="center" fo:border="0.03pt solid #ffffff"/>
      <style:text-properties fo:font-size="15pt" fo:background-color="transparent" style:font-size-asian="18pt" style:font-size-complex="18pt"/>
    </style:style>
    <style:style style:name="ce8" style:family="table-cell">
      <style:paragraph-properties fo:text-align="center" fo:border-left="none" fo:border-right="0.03pt solid #ffffff" fo:border-top="0.03pt solid #ffffff" fo:border-bottom="0.03pt solid #ffffff"/>
      <style:text-properties fo:font-size="15pt" fo:background-color="transparent"/>
    </style:style>
    <style:style style:name="ce9" style:family="table-cell">
      <style:paragraph-properties fo:text-align="center"/>
      <style:text-properties fo:font-size="15pt" fo:background-color="transparent"/>
    </style:style>
    <style:style style:name="ce10" style:family="table-cell">
      <style:paragraph-properties fo:text-align="center" fo:border-left="0.03pt solid #ffffff" fo:border-right="0.03pt solid #ffffff" fo:border-top="none" fo:border-bottom="0.03pt solid #ffffff"/>
      <style:text-properties fo:font-size="15pt" fo:background-color="transparen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8pt" style:font-size-complex="18pt"/>
    </style:style>
    <style:style style:name="P7" style:family="paragraph">
      <style:paragraph-properties fo:text-align="center"/>
      <style:text-properties fo:font-size="15pt" fo:background-color="transparent"/>
    </style:style>
    <style:style style:name="P8" style:family="paragraph">
      <style:paragraph-properties fo:text-align="center"/>
      <style:text-properties fo:font-size="15pt" fo:background-color="transparent" style:font-size-asian="15pt" style:font-size-complex="15pt"/>
    </style:style>
    <style:style style:name="P9" style:family="paragraph">
      <style:paragraph-properties fo:text-align="center"/>
      <style:text-properties fo:font-size="15pt" fo:background-color="transparen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8pt" style:font-size-complex="18pt"/>
    </style:style>
    <style:style style:name="T4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 </text:span></text:p>
          <text:p text:style-name="P1"><text:span text:style-name="T1">Topol</text:span><text:span text:style-name="T1">og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5.563cm" svg:height="18.742cm" svg:x="1.281cm" svg:y="1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2">n(Subnets)/n(Hosts/Subnet)</text:span></text:p>
              </table:table-cell>
              <table:table-cell>
                <text:p text:style-name="P3"><text:span text:style-name="T2">Throughput (Bytes/sec)</text:span></text:p>
              </table:table-cell>
              <table:table-cell>
                <text:p text:style-name="P3"><text:span text:style-name="T2">Bandwidth (Bytes/Sec)</text:span></text:p>
              </table:table-cell>
              <table:table-cell>
                <text:p text:style-name="P3"><text:span text:style-name="T2">Delay</text:span></text:p>
                <text:p text:style-name="P3"><text:span text:style-name="T2">(Hz)</text:span></text:p>
              </table:table-cell>
              <table:table-cell>
                <text:p text:style-name="P3"><text:span text:style-name="T2">Packet Loss (%)</text:span></text:p>
              </table:table-cell>
              <table:table-cell>
                <text:p text:style-name="P3"><text:span text:style-name="T2">Packet Delivery Ratio</text:span></text:p>
              </table:table-cell>
              <table:table-cell>
                <text:p text:style-name="P3"><text:span text:style-name="T2">Flow request Rate</text:span></text:p>
                <text:p text:style-name="P3"><text:span text:style-name="T2">(Hz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1/75</text:span></text:p>
              </table:table-cell>
              <table:table-cell>
                <text:p text:style-name="P5"><text:span text:style-name="T2">40.755</text:span></text:p>
              </table:table-cell>
              <table:table-cell>
                <text:p text:style-name="P5"><text:span text:style-name="T2">18370.830</text:span></text:p>
              </table:table-cell>
              <table:table-cell>
                <text:p text:style-name="P5"><text:span text:style-name="T2">0.261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457.667</text:span></text:p>
              </table:table-cell>
            </table:table-row>
            <table:table-row table:style-name="ro2" table:default-cell-style-name="gray1">
              <table:table-cell table:style-name="ce2">
                <text:p text:style-name="P4"><text:span text:style-name="T2">1/100</text:span></text:p>
              </table:table-cell>
              <table:table-cell table:style-name="ce2">
                <text:p text:style-name="P5"><text:span text:style-name="T2">34.991</text:span></text:p>
              </table:table-cell>
              <table:table-cell table:style-name="ce2">
                <text:p text:style-name="P5"><text:span text:style-name="T2">17356.51</text:span></text:p>
              </table:table-cell>
              <table:table-cell>
                <text:p><text:span text:style-name="T2">0.368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421.218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1/125</text:span></text:p>
              </table:table-cell>
              <table:table-cell>
                <text:p text:style-name="P5"><text:span text:style-name="T2">33.385</text:span></text:p>
              </table:table-cell>
              <table:table-cell>
                <text:p text:style-name="P5"><text:span text:style-name="T2">16059.575</text:span></text:p>
              </table:table-cell>
              <table:table-cell>
                <text:p text:style-name="P5"><text:span text:style-name="T2">0.498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421.218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2/75</text:span></text:p>
              </table:table-cell>
              <table:table-cell>
                <text:p text:style-name="P5"><text:span text:style-name="T2">(39.800)</text:span></text:p>
                <text:p text:style-name="P5"><text:span text:style-name="T2">(131.147)</text:span></text:p>
              </table:table-cell>
              <table:table-cell>
                <text:p text:style-name="P5"><text:span text:style-name="T2">8474.048</text:span></text:p>
              </table:table-cell>
              <table:table-cell>
                <text:p text:style-name="P5"><text:span text:style-name="T2">1.147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211.058)</text:span></text:p>
                <text:p text:style-name="P5"><text:span text:style-name="T2">(178.142)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2/100</text:span></text:p>
              </table:table-cell>
              <table:table-cell>
                <text:p text:style-name="P5"><text:span text:style-name="T2">(33.654)</text:span></text:p>
                <text:p text:style-name="P5"><text:span text:style-name="T2">(33.092)</text:span></text:p>
              </table:table-cell>
              <table:table-cell>
                <text:p text:style-name="P5"><text:span text:style-name="T2">788.602</text:span></text:p>
              </table:table-cell>
              <table:table-cell>
                <text:p text:style-name="P5"><text:span text:style-name="T2">1.604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206.138)</text:span></text:p>
                <text:p text:style-name="P5"><text:span text:style-name="T2">(175.460)</text:span></text:p>
              </table:table-cell>
            </table:table-row>
            <table:table-row table:style-name="ro3" table:default-cell-style-name="ce2">
              <table:table-cell table:style-name="ce3">
                <text:p text:style-name="P6"><text:span text:style-name="T3">2/125</text:span></text:p>
              </table:table-cell>
              <table:table-cell>
                <text:p text:style-name="P5"><text:span text:style-name="T2">(36.090)</text:span></text:p>
                <text:p text:style-name="P5"><text:span text:style-name="T2">(144.687)</text:span></text:p>
              </table:table-cell>
              <table:table-cell>
                <text:p text:style-name="P5"><text:span text:style-name="T2">7664.663</text:span></text:p>
              </table:table-cell>
              <table:table-cell>
                <text:p text:style-name="P5"><text:span text:style-name="T2">2.104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204.827)</text:span></text:p>
                <text:p text:style-name="P5"><text:span text:style-name="T2">(175.027)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3/75</text:span></text:p>
              </table:table-cell>
              <table:table-cell>
                <text:p text:style-name="P5"><text:span text:style-name="T2">(22.492)(65.106)</text:span></text:p>
              </table:table-cell>
              <table:table-cell>
                <text:p text:style-name="P5"><text:span text:style-name="T2">7741.935</text:span></text:p>
              </table:table-cell>
              <table:table-cell>
                <text:p text:style-name="P5"><text:span text:style-name="T2">1.884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84.219)</text:span></text:p>
                <text:p text:style-name="P5"><text:span text:style-name="T2">(197.909)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3/100</text:span></text:p>
              </table:table-cell>
              <table:table-cell>
                <text:p text:style-name="P5"><text:span text:style-name="T2">(13.245)</text:span></text:p>
                <text:p text:style-name="P5"><text:span text:style-name="T2">(114.217)</text:span></text:p>
              </table:table-cell>
              <table:table-cell>
                <text:p text:style-name="P5"><text:span text:style-name="T2">7305.647</text:span></text:p>
              </table:table-cell>
              <table:table-cell>
                <text:p text:style-name="P5"><text:span text:style-name="T2">2.654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76.873)</text:span></text:p>
                <text:p text:style-name="P5"><text:span text:style-name="T2">(189.724)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3/125</text:span></text:p>
              </table:table-cell>
              <table:table-cell>
                <text:p text:style-name="P5"><text:span text:style-name="T2">(19.464)</text:span></text:p>
                <text:p text:style-name="P5"><text:span text:style-name="T2">(56.255)</text:span></text:p>
              </table:table-cell>
              <table:table-cell>
                <text:p text:style-name="P5"><text:span text:style-name="T2">6920.175</text:span></text:p>
              </table:table-cell>
              <table:table-cell>
                <text:p text:style-name="P5"><text:span text:style-name="T2">3.495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68.550)</text:span></text:p>
                <text:p text:style-name="P5"><text:span text:style-name="T2">(180.656)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4/75</text:span></text:p>
              </table:table-cell>
              <table:table-cell>
                <text:p text:style-name="P5"><text:span text:style-name="T2">(22.525)</text:span></text:p>
                <text:p text:style-name="P5"><text:span text:style-name="T2">(35.294)</text:span></text:p>
              </table:table-cell>
              <table:table-cell>
                <text:p text:style-name="P5"><text:span text:style-name="T2">6363.316</text:span></text:p>
              </table:table-cell>
              <table:table-cell>
                <text:p text:style-name="P5"><text:span text:style-name="T2">3.059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43.111)</text:span></text:p>
                <text:p text:style-name="P5"><text:span text:style-name="T2">(174.360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4/100</text:span></text:p>
              </table:table-cell>
              <table:table-cell>
                <text:p text:style-name="P5"><text:span text:style-name="T2">(16.619)</text:span></text:p>
                <text:p text:style-name="P5"><text:span text:style-name="T2">(41.622)</text:span></text:p>
              </table:table-cell>
              <table:table-cell>
                <text:p text:style-name="P5"><text:span text:style-name="T2">6011.837</text:span></text:p>
              </table:table-cell>
              <table:table-cell>
                <text:p text:style-name="P5"><text:span text:style-name="T2">4.300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35.744)</text:span></text:p>
                <text:p text:style-name="P5"><text:span text:style-name="T2">(165.223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4.125</text:span></text:p>
              </table:table-cell>
              <table:table-cell>
                <text:p text:style-name="P5"><text:span text:style-name="T2">(15.133)</text:span></text:p>
                <text:p text:style-name="P5"><text:span text:style-name="T2">(43.412)</text:span></text:p>
              </table:table-cell>
              <table:table-cell>
                <text:p text:style-name="P5"><text:span text:style-name="T2">5862.210</text:span></text:p>
              </table:table-cell>
              <table:table-cell>
                <text:p text:style-name="P5"><text:span text:style-name="T2">5.502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(125.774)</text:span></text:p>
                <text:p text:style-name="P5"><text:span text:style-name="T2">(161.112)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</text:span></text:p>
          <text:p text:style-name="P1"><text:span text:style-name="T1">Attac</text:span><text:span text:style-name="T1">k </text:span><text:span text:style-name="T1">Detec</text:span><text:span text:style-name="T1">tion </text:span><text:span text:style-name="T1">and</text:span></text:p>
          <text:p text:style-name="P1"><text:span text:style-name="T1">Mitig</text:span><text:span text:style-name="T1">a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619cm" svg:x="1.081cm" svg:y="1.12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7"><text:span text:style-name="T4">(Subnet/</text:span><text:span text:style-name="T4">Host)/</text:span><text:span text:style-name="T4">(pkt_sent/</text:span><text:span text:style-name="T4">sec in each </text:span><text:span text:style-name="T4">Condition)</text:span></text:p>
              </table:table-cell>
              <table:table-cell>
                <text:p text:style-name="P7"><text:span text:style-name="T4">No Attack</text:span></text:p>
              </table:table-cell>
              <table:table-cell>
                <text:p text:style-name="P7"><text:span text:style-name="T4">Attack with</text:span></text:p>
                <text:p text:style-name="P7"><text:span text:style-name="T4">no </text:span><text:span text:style-name="T4">Mitigation</text:span></text:p>
              </table:table-cell>
              <table:table-cell>
                <text:p text:style-name="P7"><text:span text:style-name="T4">Attack with </text:span><text:span text:style-name="T4">proposed</text:span></text:p>
                <text:p text:style-name="P7"><text:span text:style-name="T4">Mitigation </text:span><text:span text:style-name="T4">stratergy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4">2 Subnets/ </text:span><text:span text:style-name="T4">75 Hosts</text:span></text:p>
              </table:table-cell>
              <table:table-cell>
                <text:p text:style-name="P7"><text:span text:style-name="T4">160.113</text:span></text:p>
              </table:table-cell>
              <table:table-cell>
                <text:p text:style-name="P8"><text:span text:style-name="T4">2203.116</text:span></text:p>
              </table:table-cell>
              <table:table-cell>
                <text:p text:style-name="P7"><text:span text:style-name="T4">65.666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4">2 Subnets/ </text:span><text:span text:style-name="T4">100 Hosts</text:span></text:p>
              </table:table-cell>
              <table:table-cell table:style-name="ce5">
                <text:p text:style-name="P7"><text:span text:style-name="T4">178.533</text:span></text:p>
              </table:table-cell>
              <table:table-cell>
                <text:p text:style-name="P7"><text:span text:style-name="T4">1868.416</text:span></text:p>
              </table:table-cell>
              <table:table-cell>
                <text:p text:style-name="P8"><text:span text:style-name="T4">84.416</text:span></text:p>
              </table:table-cell>
            </table:table-row>
            <table:table-row table:style-name="ro4">
              <table:table-cell table:style-name="ce6">
                <text:p text:style-name="P7"><text:span text:style-name="T4">2 Subnets/ </text:span><text:span text:style-name="T4">125 Hosts</text:span></text:p>
              </table:table-cell>
              <table:table-cell table:style-name="ce7">
                <text:p text:style-name="P9">168.716</text:p>
              </table:table-cell>
              <table:table-cell table:style-name="ce8">
                <text:p text:style-name="P7">2137.166</text:p>
              </table:table-cell>
              <table:table-cell table:style-name="ce9">
                <text:p text:style-name="P7">78.51</text:p>
              </table:table-cell>
            </table:table-row>
            <table:table-row table:style-name="ro4" table:default-cell-style-name="ce9">
              <table:table-cell table:style-name="ce4">
                <text:p text:style-name="P7"><text:span text:style-name="T4">3 Subnets/ </text:span><text:span text:style-name="T4">75 Hosts</text:span></text:p>
              </table:table-cell>
              <table:table-cell table:style-name="ce10">
                <text:p text:style-name="P7">292.916</text:p>
              </table:table-cell>
              <table:table-cell>
                <text:p text:style-name="P7">2077.650</text:p>
              </table:table-cell>
              <table:table-cell>
                <text:p text:style-name="P7">89.766</text:p>
              </table:table-cell>
            </table:table-row>
            <table:table-row table:style-name="ro4" table:default-cell-style-name="ce9">
              <table:table-cell table:style-name="ce4">
                <text:p text:style-name="P7"><text:span text:style-name="T4">3 Subnets/ </text:span><text:span text:style-name="T4">100 Hosts</text:span></text:p>
              </table:table-cell>
              <table:table-cell>
                <text:p text:style-name="P7">271.460</text:p>
              </table:table-cell>
              <table:table-cell>
                <text:p text:style-name="P7">1746.650</text:p>
              </table:table-cell>
              <table:table-cell>
                <text:p text:style-name="P7">80.083</text:p>
              </table:table-cell>
            </table:table-row>
            <table:table-row table:style-name="ro4" table:default-cell-style-name="ce9">
              <table:table-cell table:style-name="ce4">
                <text:p text:style-name="P7"><text:span text:style-name="T4">3 Subnets/ </text:span><text:span text:style-name="T4">125 Hosts</text:span></text:p>
              </table:table-cell>
              <table:table-cell>
                <text:p text:style-name="P7">250.016</text:p>
              </table:table-cell>
              <table:table-cell>
                <text:p text:style-name="P7">2596.266</text:p>
              </table:table-cell>
              <table:table-cell>
                <text:p text:style-name="P7">74.233</text:p>
              </table:table-cell>
            </table:table-row>
            <table:table-row table:style-name="ro4" table:default-cell-style-name="ce9">
              <table:table-cell table:style-name="ce4">
                <text:p text:style-name="P7"><text:span text:style-name="T4">4 Subnets/ </text:span><text:span text:style-name="T4">75 Hosts</text:span></text:p>
              </table:table-cell>
              <table:table-cell>
                <text:p text:style-name="P7">247.883</text:p>
              </table:table-cell>
              <table:table-cell>
                <text:p text:style-name="P7">2257.012</text:p>
              </table:table-cell>
              <table:table-cell>
                <text:p text:style-name="P7">86.866</text:p>
              </table:table-cell>
            </table:table-row>
            <table:table-row table:style-name="ro4" table:default-cell-style-name="ce9">
              <table:table-cell table:style-name="ce4">
                <text:p text:style-name="P7"><text:span text:style-name="T4">4 Subnets/ </text:span><text:span text:style-name="T4">100 Hosts</text:span></text:p>
              </table:table-cell>
              <table:table-cell>
                <text:p text:style-name="P7">219.916</text:p>
              </table:table-cell>
              <table:table-cell>
                <text:p text:style-name="P7">2122.336</text:p>
              </table:table-cell>
              <table:table-cell>
                <text:p text:style-name="P7">89.663</text:p>
              </table:table-cell>
            </table:table-row>
            <table:table-row table:style-name="ro5" table:default-cell-style-name="ce9">
              <table:table-cell table:style-name="ce4">
                <text:p text:style-name="P7"><text:span text:style-name="T4">4 Subnets/ </text:span><text:span text:style-name="T4">125 Hosts</text:span></text:p>
              </table:table-cell>
              <table:table-cell>
                <text:p text:style-name="P7">250.278</text:p>
              </table:table-cell>
              <table:table-cell>
                <text:p text:style-name="P7">2399.616</text:p>
              </table:table-cell>
              <table:table-cell>
                <text:p text:style-name="P7">83.116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3-29T04:46:32.518353287</dc:date>
    <meta:editing-duration>PT47M19S</meta:editing-duration>
    <meta:editing-cycles>7</meta:editing-cycles>
    <meta:generator>LibreOffice/6.2.2.2$Linux_X86_64 LibreOffice_project/20$Build-2</meta:generator>
    <meta:document-statistic meta:object-count="4"/>
  </office:meta>
</office:document-meta>
</file>